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78cm"/>
    </style:style>
    <style:style style:name="gr3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22cm" draw:marker-start-width="0.53cm" draw:marker-end="" draw:marker-end-width="0.63cm" draw:textarea-horizontal-align="center" draw:textarea-vertical-align="middle" fo:padding-top="0.235cm" fo:padding-bottom="0.235cm" fo:padding-left="0.36cm" fo:padding-right="0.36cm"/>
    </style:style>
    <style:style style:name="gr5" style:family="graphic" style:parent-style-name="standard">
      <style:graphic-properties svg:stroke-width="0.05cm" draw:marker-start="Arrow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844cm"/>
    </style:style>
    <style:style style:name="gr7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0.074cm" fo:min-width="0.178cm" fo:padding-top="0.14cm" fo:padding-bottom="0.14cm" fo:padding-left="0.265cm" fo:padding-right="0.265cm"/>
    </style:style>
    <style:style style:name="gr10" style:family="graphic" style:parent-style-name="standard">
      <style:graphic-properties draw:marker-end="Arrow" draw:marker-end-width="0.15cm" draw:textarea-horizontal-align="center" draw:textarea-vertical-align="middle"/>
    </style:style>
    <style:style style:name="P1" style:family="paragraph">
      <loext:graphic-properties draw:fill="hatch" draw:fill-color="#ffffff" draw:fill-hatch-name="Black_20_45_20_Degrees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Century Schoolbook 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000000" style:font-name="Century Schoolbook L" fo:font-size="18pt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style:font-name="Century Schoolbook 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" style:family="text">
      <style:text-properties fo:color="#000000" style:font-name="Century Schoolbook L"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000000" style:font-name="Century Schoolbook L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.839cm" svg:height="1.881cm" svg:x="5.839cm" svg:y="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443cm" svg:height="1.328cm" svg:x="5.246cm" svg:y="2.144cm">
          <draw:text-box>
            <text:p><text:span text:style-name="T1">r</text:span></text:p>
          </draw:text-box>
        </draw:frame>
        <draw:custom-shape draw:style-name="gr3" draw:text-style-name="P3" draw:layer="layout" svg:width="0.451cm" svg:height="0.454cm" svg:x="4.69cm" svg:y="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38cm" svg:height="1.882cm" svg:x="1.911cm" svg:y="2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69cm" svg:y1="3.068cm" svg:x2="6.346cm" svg:y2="2.106cm">
          <text:p/>
        </draw:line>
        <draw:custom-shape draw:style-name="gr3" draw:text-style-name="P3" draw:layer="layout" svg:width="0.182cm" svg:height="0.189cm" svg:x="6.276cm" svg:y="2.0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cm" svg:y1="4.7cm" svg:x2="7.5cm" svg:y2="3.2cm">
          <text:p/>
        </draw:line>
        <draw:frame draw:style-name="gr6" draw:text-style-name="P5" draw:layer="layout" svg:width="2.5cm" svg:height="1.094cm" svg:x="5.3cm" svg:y="3.7cm">
          <draw:text-box>
            <text:p><text:span text:style-name="T2">d</text:span><text:span text:style-name="T3"> = 2</text:span><text:span text:style-name="T2">r</text:span></text:p>
          </draw:text-box>
        </draw:frame>
        <draw:line draw:style-name="gr7" draw:text-style-name="P4" draw:layer="layout" svg:x1="4.913cm" svg:y1="3.882cm" svg:x2="4.913cm" svg:y2="0.319cm">
          <text:p/>
        </draw:line>
        <draw:custom-shape draw:style-name="gr8" draw:text-style-name="P6" draw:layer="layout" svg:width="0.164cm" svg:height="0.189cm" svg:x="4.842cm" svg:y="1.0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0.5cm" svg:x="4.41cm" svg:y="0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64cm" svg:height="0.189cm" svg:x="4.842cm" svg:y="0.569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917cm" svg:y1="0.698cm" svg:x2="4.913cm" svg:y2="0.569cm">
          <text:p/>
        </draw:line>
        <draw:line draw:style-name="gr10" draw:text-style-name="P4" draw:layer="layout" svg:x1="5.198cm" svg:y1="0.742cm" svg:x2="5.006cm" svg:y2="0.6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05-04T19:23:29</meta:creation-date>
    <dc:date>2019-03-11T20:30:09.665420704</dc:date>
    <meta:editing-cycles>43</meta:editing-cycles>
    <meta:editing-duration>PT10H56M43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